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382in"/>
    </style:style>
    <style:style style:name="co2" style:family="table-column">
      <style:table-column-properties fo:break-before="auto" style:column-width="14.29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PlaceId</text:p>
          </table:table-cell>
        </table:table-row>
        <table:table-row table:style-name="ro2">
          <table:table-cell office:value-type="string" calcext:value-type="string">
            <text:p>Avenida Monsenhor João José de Azevedo, 181, Crispim </text:p>
          </table:table-cell>
          <table:table-cell office:value-type="string" calcext:value-type="string">
            <text:p>ChIJY34r4SXwzJQRrIpoyI1kleY </text:p>
          </table:table-cell>
        </table:table-row>
        <table:table-row table:style-name="ro2">
          <table:table-cell office:value-type="string" calcext:value-type="string">
            <text:p>Rua Amadeu Ribeiro, 81, Andrade </text:p>
          </table:table-cell>
          <table:table-cell office:value-type="string" calcext:value-type="string">
            <text:p>ElJSLiBBbWFkZXUgUmliZWlybywgODEgLSBMb3QuIFJlcy4gQW5kcmFkZSwgUGluZGFtb25oYW5nYWJhIC0gU1AsIDEyNDAyLTM3MCwgQnJhemlsIhoSGAoUChIJ8xlvrdvvzJQRX_BemzHQKssQUQ </text:p>
          </table:table-cell>
        </table:table-row>
        <table:table-row table:style-name="ro2">
          <table:table-cell office:value-type="string" calcext:value-type="string">
            <text:p>Frei Fabiano de Cristo, 555- Antiga Rua, R. Guaratinguetá – Crispim</text:p>
          </table:table-cell>
          <table:table-cell office:value-type="string" calcext:value-type="string">
            <text:p>ChIJ2_2GVtjvzJQRuGJfRNGhwis </text:p>
          </table:table-cell>
        </table:table-row>
        <table:table-row table:style-name="ro2">
          <table:table-cell office:value-type="string" calcext:value-type="string">
            <text:p>R. Governador Pedro de Toledo, 105</text:p>
          </table:table-cell>
          <table:table-cell office:value-type="string" calcext:value-type="string">
            <text:p>ChIJl2wcXxzwzJQRRd0XR8fZioo</text:p>
          </table:table-cell>
        </table:table-row>
        <table:table-row table:style-name="ro2">
          <table:table-cell office:value-type="string" calcext:value-type="string">
            <text:p>R. Governador Pedro de Toledo, 519</text:p>
          </table:table-cell>
          <table:table-cell office:value-type="string" calcext:value-type="string">
            <text:p>ChIJTSwqSBvwzJQRNpfftxWrdBc</text:p>
          </table:table-cell>
        </table:table-row>
        <table:table-row table:style-name="ro2">
          <table:table-cell office:value-type="string" calcext:value-type="string">
            <text:p>R. Eng. Orlando Drumond Murgel, 10</text:p>
          </table:table-cell>
          <table:table-cell office:value-type="string" calcext:value-type="string">
            <text:p>ElBSLiBFbmcuIE9ybGFuZG8gRHJ1bW9uZCBNdXJnZWwsIDEwIC0gU8OjbyBCZW5lZGl0bywgUGluZGFtb25oYW5nYWJhIC0gU1AsIEJyYXppbCIaEhgKFAoSCV9c5v4c8MyUEcxGXmeF_L8REAo</text:p>
          </table:table-cell>
        </table:table-row>
        <table:table-row table:style-name="ro2">
          <table:table-cell office:value-type="string" calcext:value-type="string">
            <text:p>R. Eng. Orlando Drumond Murgel, 272</text:p>
          </table:table-cell>
          <table:table-cell office:value-type="string" calcext:value-type="string">
            <text:p>ElxSLiBFbmcuIE9ybGFuZG8gRHJ1bW9uZCBNdXJnZWwsIDI3MiAtIFPDo28gQmVuZWRpdG8sIFBpbmRhbW9uaGFuZ2FiYSAtIFNQLCAxMjQxMC0zMTAsIEJyYXppbCIbEhkKFAoSCa3STqMc8MyUEaJ3vrI9Oa9NEJAC</text:p>
          </table:table-cell>
        </table:table-row>
        <table:table-row table:style-name="ro2">
          <table:table-cell office:value-type="string" calcext:value-type="string">
            <text:p>R. Eduardo Prates da Fonseca, 387</text:p>
          </table:table-cell>
          <table:table-cell office:value-type="string" calcext:value-type="string">
            <text:p>ElBSdWEgRWR1YXJkbyBQcmF0ZXMgZGEgRm9uc2VjYSwgMzg3IC0gU8OjbyBCZW5lZGl0bywgUGluZGFtb25oYW5nYWJhIC0gU1AsIEJyYXppbCIbEhkKFAoSCfkEGugb8MyUEYxePwOv-3iOEIMD</text:p>
          </table:table-cell>
        </table:table-row>
        <table:table-row table:style-name="ro2">
          <table:table-cell office:value-type="string" calcext:value-type="string">
            <text:p>R. Eduardo Prates da Fonseca, 755</text:p>
          </table:table-cell>
          <table:table-cell office:value-type="string" calcext:value-type="string">
            <text:p>ChIJv0R04xzwzJQRNKLTQfxnhog</text:p>
          </table:table-cell>
        </table:table-row>
        <table:table-row table:style-name="ro2">
          <table:table-cell office:value-type="string" calcext:value-type="string">
            <text:p>R. Eduardo Prates da Fonseca, 1165 <text:s text:c="9"/></text:p>
          </table:table-cell>
          <table:table-cell office:value-type="string" calcext:value-type="string">
            <text:p>ChIJsb-zpgLwzJQRfH2eSiTrvII</text:p>
          </table:table-cell>
        </table:table-row>
        <table:table-row table:style-name="ro2">
          <table:table-cell office:value-type="string" calcext:value-type="string">
            <text:p>R. Capitão Vitório Basso, 648</text:p>
          </table:table-cell>
          <table:table-cell office:value-type="string" calcext:value-type="string">
            <text:p>ChIJJ4bxohvwzJQRgZgDHCUI7KI</text:p>
          </table:table-cell>
        </table:table-row>
        <table:table-row table:style-name="ro2" table:number-rows-repeated="9">
          <table:table-cell table:style-name="Default" table:number-columns-repeated="2"/>
        </table:table-row>
        <table:table-row table:style-name="ro2"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$ </number:text>
      <number:number number:decimal-places="0" number:min-decimal-places="0" number:min-integer-digits="1" number:grouping="true"/>
    </number:number-style>
    <number:number-style style:name="N122">
      <number:text>-R$ 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R$ </number:text>
      <number:number number:decimal-places="2" number:min-decimal-places="2" number:min-integer-digits="1" number:grouping="true"/>
    </number:number-style>
    <number:number-style style:name="N125">
      <number:text>-R$ 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R$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R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R$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number number:decimal-places="0" number:min-decimal-places="0" number:min-integer-digits="1"/>
      <style:map style:condition="value()&gt;=0" style:apply-style-name="N165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2:55:41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2-06T14:33:26.707000000</dc:date>
    <meta:editing-duration>PT2H2M41S</meta:editing-duration>
    <meta:editing-cycles>3</meta:editing-cycles>
    <meta:document-statistic meta:table-count="1" meta:cell-count="24" meta:object-count="0"/>
  </office:meta>
</office:document-meta>
</file>